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598cm" fo:min-width="13.592cm" fo:padding-top="0.165cm" fo:padding-bottom="0.165cm" fo:padding-left="0.29cm" fo:padding-right="0.29cm" draw:shadow="hidden" drawooo:fontwork-style="rotate" drawooo:fontwork-adjust="right" drawooo:fontwork-distance="0.5cm" drawooo:fontwork-start="10.9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598cm" fo:min-width="13.592cm" fo:padding-top="0.165cm" fo:padding-bottom="0.165cm" fo:padding-left="0.29cm" fo:padding-right="0.29cm" draw:shadow="hidden" drawooo:fontwork-style="rotate" drawooo:fontwork-adjust="right" drawooo:fontwork-distance="0.5cm" drawooo:fontwork-start="3.7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Numbers</text:span></text:p>
        </draw:path>
        <draw:path draw:style-name="gr2" draw:text-style-name="P2" draw:layer="layout" svg:width="23.999cm" svg:height="14.999cm" svg:x="2cm" svg:y="5cm" svg:viewBox="0 0 24000 15000" svg:d="M24000 7501c0 1315-554 2609-1608 3749-1053 1140-2568 2087-4392 2745-1825 659-3894 1005-5999 1005-2107 0-4176-346-6001-1005-1824-658-3339-1605-4392-2745-1054-1140-1608-2434-1608-3749 0-1317 554-2611 1608-3751 1053-1140 2568-2087 4392-2745 1825-659 3894-1005 5999-1005 2107 0 4176 346 6001 1005 1824 658 3339 1605 4392 2745 1054 1140 1608 2434 1608 3749z">
          <text:p text:style-name="P1"><text:span text:style-name="T1">Even Numbers</text:span></text:p>
        </draw:path>
        <draw:path draw:style-name="gr3" draw:text-style-name="P2" draw:layer="layout" svg:width="19.999cm" svg:height="9.999cm" svg:x="4cm" svg:y="9cm" svg:viewBox="0 0 20000 10000" svg:d="M20000 5000c0 878-462 1741-1340 2501s-2140 1390-3660 1829c-1521 439-3245 670-5000 670s-3479-231-5000-670c-1520-439-2782-1069-3660-1829s-1340-1623-1340-2501 462-1741 1340-2501 2140-1390 3660-1829c1521-439 3245-670 5000-670s3479 231 5000 670c1520 439 2782 1069 3660 1829s1340 1623 1340 2501z">
          <text:p text:style-name="P1"><text:span text:style-name="T1">Numbers Ending in 2 or 4 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4T18:21:29.819000000</meta:creation-date>
    <dc:date>2022-07-18T16:04:06.796850431</dc:date>
    <meta:editing-duration>PT22M54S</meta:editing-duration>
    <meta:editing-cycles>3</meta:editing-cycles>
    <meta:generator>LibreOffice/7.3.4.2$Linux_X86_64 LibreOffice_project/30$Build-2</meta:generator>
    <meta:document-statistic meta:object-count="3"/>
  </office:meta>
</office:document-meta>
</file>